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paragraph-properties fo:margin-left="0.4902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L2">
      <style:paragraph-properties fo:margin-left="0in" fo:margin-right="0in" fo:text-indent="0in" style:auto-text-indent="false"/>
    </style:style>
    <style:style style:name="P6" style:family="paragraph" style:parent-style-name="Standard" style:list-style-name="L3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eaning the Study and Lab Loader after Testing</text:p>
      <text:p text:style-name="Standard"/>
      <text:list xml:id="list38586083" text:style-name="L2">
        <text:list-item>
          <text:p text:style-name="P5">Delete patient data from Lab Loader</text:p>
        </text:list-item>
      </text:list>
      <text:p text:style-name="P4"/>
      <text:p text:style-name="P3">DELETE FROM NCI_LABS WHERE PATIENT_ID = '&amp;patient_id';</text:p>
      <text:p text:style-name="P3"/>
      <text:p text:style-name="P3">DELETE FROM CDW_LAB_RESULTS WHERE PATIENT_ID = '&amp;patient_id';</text:p>
      <text:p text:style-name="P3"/>
      <text:list xml:id="list38618059" text:style-name="L3">
        <text:list-header>
          <text:p text:style-name="P6">2) Delete patient data from C3D by removing offending DCIs</text:p>
          <text:p text:style-name="P6"/>
        </text:list-header>
      </text:list>
      <text:p text:style-name="P3">Use the Conduct/Security/Delete Study Information item in OPA to remove the following DCIs from the study:</text:p>
      <text:p text:style-name="P4"><text:tab/>OTHER LABS</text:p>
      <text:list xml:id="list38600570" text:style-name="L1">
        <text:list-header>
          <text:p text:style-name="P2">BLOOD CHEMISTRY</text:p>
          <text:p text:style-name="P2">HEMATOLOGY</text:p>
          <text:p text:style-name="P2">MEDICAL RECORD NUMBERS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42S</meta:editing-duration>
    <meta:editing-cycles>3</meta:editing-cycles>
    <meta:generator>OpenOffice.org/3.3$Win32 OpenOffice.org_project/330m20$Build-9567</meta:generator>
    <dc:date>2013-03-25T18:49:53.01</dc:date>
    <meta:document-statistic meta:table-count="0" meta:image-count="0" meta:object-count="0" meta:page-count="1" meta:paragraph-count="10" meta:word-count="63" meta:character-count="421"/>
    <dc:creator>Patrick Conrad</dc:creator>
    <meta:user-defined meta:name="Info 1"/>
    <meta:user-defined meta:name="Info 2"/>
    <meta:user-defined meta:name="Info 3"/>
    <meta:user-defined meta:name="Info 4"/>
  </office:meta>
</office:document-meta>
</file>